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Prototyping or Pilot Plant Scale-up SR[6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hemical Process Implementation</text:p>
          </table:table-cell>
          <table:table-cell office:value-type="string" calcext:value-type="string">
            <text:p>LLE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Fibre-reinforced polymer SR[1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Fibre-reinforced polymer)</text:p>
          </table:table-cell>
          <table:table-cell office:value-type="string" calcext:value-type="string">
            <text:p>Fibre-reinforced polym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eration Technologies SR[1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Generation Technologies)</text:p>
          </table:table-cell>
          <table:table-cell office:value-type="string" calcext:value-type="string">
            <text:p>Generation Technolog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Human health risk and impact assessment SR[1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Human health risk and impact assessment)</text:p>
          </table:table-cell>
          <table:table-cell office:value-type="string" calcext:value-type="string">
            <text:p>Human health risk and impact assessme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Hydrogen SR[1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Hydrogen)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roporous materials, Metal-organic frameworks, Carbon nanostructures, Carbon composites SR[1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Structural Materials</text:p>
          </table:table-cell>
          <table:table-cell office:value-type="string" calcext:value-type="string">
            <text:p>Structural Materials <text:s/>(Microporous materials, Metal-organic frameworks, Carbon nanostructures, Carbon composites)</text:p>
          </table:table-cell>
          <table:table-cell office:value-type="string" calcext:value-type="string">
            <text:p>Microporous materials, Metal-organic frameworks, Carbon nanostructures, Carbon composit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industrial applications SR[1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Clean Coal Technologies</text:p>
          </table:table-cell>
          <table:table-cell office:value-type="string" calcext:value-type="string">
            <text:p>BNORT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Carbon nanotubes and graphine SR[4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HySA</text:p>
          </table:table-cell>
          <table:table-cell office:value-type="string" calcext:value-type="string">
            <text:p>HLANGMI</text:p>
          </table:table-cell>
          <table:table-cell office:value-type="string" calcext:value-type="string">
            <text:p>RGL</text:p>
          </table:table-cell>
          <table:table-cell table:number-columns-repeated="7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Carbon nanotubes and graphine)</text:p>
          </table:table-cell>
          <table:table-cell office:value-type="string" calcext:value-type="string">
            <text:p>Carbon nanotubes and graphi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porous materials, Metal-organic frameworks, Carbon nanostructures, Carbon composites SR[4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Energy Materials</text:p>
          </table:table-cell>
          <table:table-cell office:value-type="string" calcext:value-type="string">
            <text:p>HySA</text:p>
          </table:table-cell>
          <table:table-cell office:value-type="string" calcext:value-type="string">
            <text:p>HLANGMI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Structural Materials</text:p>
          </table:table-cell>
          <table:table-cell office:value-type="string" calcext:value-type="string">
            <text:p>Structural Materials <text:s/>(Microporous materials, Metal-organic frameworks, Carbon nanostructures, Carbon composites)</text:p>
          </table:table-cell>
          <table:table-cell office:value-type="string" calcext:value-type="string">
            <text:p>Microporous materials, Metal-organic frameworks, Carbon nanostructures, Carbon composit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Ferrous alloys - Alloy steels (Low Alloy/Tool/Stainless) SR[9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Ferrous alloys - Alloy steels (Low Alloy/Tool/Stainless))</text:p>
          </table:table-cell>
          <table:table-cell office:value-type="string" calcext:value-type="string">
            <text:p>Ferrous alloys - Alloy steels (Low Alloy/Tool/Stainless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Heavy alloys (Copper/Lead/Nickel) SR[9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n-ferrous alloys</text:p>
          </table:table-cell>
          <table:table-cell office:value-type="string" calcext:value-type="string">
            <text:p>Heavy alloys (Copper/Lead/Nicke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Light alloys (Zinc/Aluminium/Magnesium/Titanium) SR[9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n-ferrous alloys</text:p>
          </table:table-cell>
          <table:table-cell office:value-type="string" calcext:value-type="string">
            <text:p>Light alloys (Zinc/Aluminium/Magnesium/Titanium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Metal Matrix Composites SR[9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Metal Matrix Composites)</text:p>
          </table:table-cell>
          <table:table-cell office:value-type="string" calcext:value-type="string">
            <text:p>Metal Matrix Composit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 matrix SR[9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Metal matrix)</text:p>
          </table:table-cell>
          <table:table-cell office:value-type="string" calcext:value-type="string">
            <text:p>Metal matr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Metals SR[9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Metals)</text:p>
          </table:table-cell>
          <table:table-cell office:value-type="string" calcext:value-type="string">
            <text:p>Metal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ew industrial applications SR[9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Advanced Casting Technologies</text:p>
          </table:table-cell>
          <table:table-cell office:value-type="string" calcext:value-type="string">
            <text:p>SGOVEND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itive Manufacturing - 3D Printing SR[3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3D Printing)</text:p>
          </table:table-cell>
          <table:table-cell office:value-type="string" calcext:value-type="string">
            <text:p>Additive Manufacturing - 3D Print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dvanced metals SR[3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Advanced metals)</text:p>
          </table:table-cell>
          <table:table-cell office:value-type="string" calcext:value-type="string">
            <text:p>Advanced met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Ceramics and polymers SR[3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Ceramics and polymers)</text:p>
          </table:table-cell>
          <table:table-cell office:value-type="string" calcext:value-type="string">
            <text:p>Ceramics and polym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Computer Aided Design SR[3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Concept development SR[3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sign for Manufacturability SR[3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3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EA SR[3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ibre-reinforced polymer SR[3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Fibre-reinforced polymer)</text:p>
          </table:table-cell>
          <table:table-cell office:value-type="string" calcext:value-type="string">
            <text:p>Fibre-reinforced polym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Mechanical &amp; Material Testing &amp; Characterisation SR[3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echanical, structural, physical and geometrical characterization SR[3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haracterization, Modeling and Simulation of Mechanical Processes</text:p>
          </table:table-cell>
          <table:table-cell office:value-type="string" calcext:value-type="string">
            <text:p>Characterization, Modeling and Simulation of Mechanical Processes (Mechanical, structural, physical and geometrical characterization)</text:p>
          </table:table-cell>
          <table:table-cell office:value-type="string" calcext:value-type="string">
            <text:p>Mechanical, structural, physical and geometrical characteriz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Modelling and Simulation SR[3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Multi-Physics Analysis SR[3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ulti-Physics Analysis)</text:p>
          </table:table-cell>
          <table:table-cell office:value-type="string" calcext:value-type="string">
            <text:p>Multi-Physics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New industrial applications SR[3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Novel manufacturing methods SR[3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Sheet SR[3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Sh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System design SR[3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Systems engineering (SE) - Model-based SR[3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formative technology SR[3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Transformative technology)</text:p>
          </table:table-cell>
          <table:table-cell office:value-type="string" calcext:value-type="string">
            <text:p>Transformative technology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Validation SR[3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fication SR[3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Design &amp; Analysis</text:p>
          </table:table-cell>
          <table:table-cell office:value-type="string" calcext:value-type="string">
            <text:p>GCORDERLE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nced metals SR[4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Advanced metals)</text:p>
          </table:table-cell>
          <table:table-cell office:value-type="string" calcext:value-type="string">
            <text:p>Advanced met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Energy efficiency in manufacturing SR[4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Energy efficiency in manufacturing)</text:p>
          </table:table-cell>
          <table:table-cell office:value-type="string" calcext:value-type="string">
            <text:p>Energy efficiency in manufactur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Engineering innovation SR[4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echanical &amp; Material Testing &amp; Characterisation SR[4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non-traditional manufacturing processes SR[4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n-traditional manufacturing processes)</text:p>
          </table:table-cell>
          <table:table-cell office:value-type="string" calcext:value-type="string">
            <text:p>non-traditional manufacturing process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Novel manufacturing methods SR[4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owder Metallurgy</text:p>
          </table:table-cell>
          <table:table-cell office:value-type="string" calcext:value-type="string">
            <text:p>HCHIKWAND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Advanced metals SR[9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Advanced metals)</text:p>
          </table:table-cell>
          <table:table-cell office:value-type="string" calcext:value-type="string">
            <text:p>Advanced metal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Assessment of water waste streams and decision-support coupling to minimise impacts and maximise reuse SR[9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Assessment of water waste streams and decision-support coupling to minimise impacts and maximise reuse)</text:p>
          </table:table-cell>
          <table:table-cell office:value-type="string" calcext:value-type="string">
            <text:p>Assessment of water waste streams and decision-support coupling to minimise impacts and maximise reu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bon nanotubes and graphine SR[9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Carbon nanotubes and graphine)</text:p>
          </table:table-cell>
          <table:table-cell office:value-type="string" calcext:value-type="string">
            <text:p>Carbon nanotubes and graph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Competitiveness improvement assessments SR[9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assessmen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omputer-aided Process Planning SR[9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Computer-aided Process Planning)</text:p>
          </table:table-cell>
          <table:table-cell office:value-type="string" calcext:value-type="string">
            <text:p>Computer-aided Process Plan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9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Design for Manufacturability SR[9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9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lectrochemistry SR[24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nufacturing Processes (Electrochemistry)</text:p>
          </table:table-cell>
          <table:table-cell office:value-type="string" calcext:value-type="string">
            <text:p>Electrochemist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Energy efficiency in manufacturing SR[9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Energy efficiency in manufacturing)</text:p>
          </table:table-cell>
          <table:table-cell office:value-type="string" calcext:value-type="string">
            <text:p>Energy efficiency in manufactur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Engineering innovation SR[9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Engineering innovation)</text:p>
          </table:table-cell>
          <table:table-cell office:value-type="string" calcext:value-type="string">
            <text:p>Engineering innov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easibility SR[9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Financial modelling SR[9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Financial modell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Funding identification and applications SR[9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Hazard recognition, evaluation and control SR[9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Safety)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Hazard recognition, evaluation and contro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Knowledge management SR[9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Technology Transfer (Knowledge management)</text:p>
          </table:table-cell>
          <table:table-cell office:value-type="string" calcext:value-type="string">
            <text:p>Knowledge manage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Light alloys (Zinc/Aluminium/Magnesium/Titanium) SR[9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Non-ferrous alloys</text:p>
          </table:table-cell>
          <table:table-cell office:value-type="string" calcext:value-type="string">
            <text:p>Light alloys (Zinc/Aluminium/Magnesium/Titaniu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et development and linkages SR[9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rket development and linka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Market Feasibility studies SR[9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Mass/flow Production SR[9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Mass/flow Produ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Metals SR[9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Metallic</text:p>
          </table:table-cell>
          <table:table-cell office:value-type="string" calcext:value-type="string">
            <text:p>Metallic <text:s/>(Metals)</text:p>
          </table:table-cell>
          <table:table-cell office:value-type="string" calcext:value-type="string">
            <text:p>Metals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o SR[9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no)</text:p>
          </table:table-cell>
          <table:table-cell office:value-type="string" calcext:value-type="string">
            <text:p>Na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Natural ceramics (Rocks) SR[9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Natural ceramics (Rocks))</text:p>
          </table:table-cell>
          <table:table-cell office:value-type="string" calcext:value-type="string">
            <text:p>Natural ceramics (Rock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ovel manufacturing methods SR[9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lot production SR[9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t Simulation SR[9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lant Simulation)</text:p>
          </table:table-cell>
          <table:table-cell office:value-type="string" calcext:value-type="string">
            <text:p>Plant Simul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Formulation (Recipe) SR[9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Product Formulation (Recipe))</text:p>
          </table:table-cell>
          <table:table-cell office:value-type="string" calcext:value-type="string">
            <text:p>Product Formulation (Recipe)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totyping or Pilot Plant Scale-up SR[9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age Technologies SR[9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Storage Technologies)</text:p>
          </table:table-cell>
          <table:table-cell office:value-type="string" calcext:value-type="string">
            <text:p>Storage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Technical feasibility studies SR[9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9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571428571" calcext:value-type="float">
            <text:p>3.8571428571</text:p>
          </table:table-cell>
        </table:table-row>
        <table:table-row table:style-name="ro1">
          <table:table-cell office:value-type="string" calcext:value-type="string">
            <text:p>Tools and techniques SR[9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Light Metals</text:p>
          </table:table-cell>
          <table:table-cell office:value-type="string" calcext:value-type="string">
            <text:p>Primary Processes</text:p>
          </table:table-cell>
          <table:table-cell office:value-type="string" calcext:value-type="string">
            <text:p>SOOSTHUIZE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Economic Analysis)</text:p>
          </table:table-cell>
          <table:table-cell office:value-type="string" calcext:value-type="string">
            <text:p>Engineering Economic Analysis</text:p>
          </table:table-cell>
          <table:table-cell office:value-type="string" calcext:value-type="string">
            <text:p>Tools and techniqu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Autonomous vehicles SR[7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nomous vehicles)</text:p>
          </table:table-cell>
          <table:table-cell office:value-type="string" calcext:value-type="string">
            <text:p>Autonomous vehic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Computational Intelligence SR[7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Computer Aided Design SR[7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Computer Aided Engineering SR[7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Computer Aided Technology (CAx) Integrated Systems SR[7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Computer Aided Technology (CAx) Integrated Systems)</text:p>
          </table:table-cell>
          <table:table-cell office:value-type="string" calcext:value-type="string">
            <text:p>Computer Aided Technology (CAx) Integrated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Image Analysis SR[7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mage Processing SR[7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Industrial Internet of Things SR[7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Industrial robots SR[7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Industrial robots)</text:p>
          </table:table-cell>
          <table:table-cell office:value-type="string" calcext:value-type="string">
            <text:p>Industrial robo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Real Time Information Management Systems SR[7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Requirements management SR[7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chatronics</text:p>
          </table:table-cell>
          <table:table-cell office:value-type="string" calcext:value-type="string">
            <text:p>PBOSSCH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dditive Manufacturing - 3D Printing [SR31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ditive Manufacturing - 3D Printing)</text:p>
          </table:table-cell>
          <table:table-cell office:value-type="string" calcext:value-type="string">
            <text:p>Additive Manufacturing - 3D Print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dditive Manufacturing [SR32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Additive Manufacturing)</text:p>
          </table:table-cell>
          <table:table-cell office:value-type="string" calcext:value-type="string">
            <text:p>Additive Manufactu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Artifical general intelligence [SR31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rtifical general intelligence)</text:p>
          </table:table-cell>
          <table:table-cell office:value-type="string" calcext:value-type="string">
            <text:p>Artifical general intellige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mented and Virtual Reality (Augmented reality) [SR31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gmented Learning [SR31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office:value-type="string" calcext:value-type="string">
            <text:p>Augmented and Virtual Reality (Augmented Learning)</text:p>
          </table:table-cell>
          <table:table-cell office:value-type="string" calcext:value-type="string">
            <text:p>Augmented Learn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Automated Reasoning [SR31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mated Reasoning)</text:p>
          </table:table-cell>
          <table:table-cell office:value-type="string" calcext:value-type="string">
            <text:p>Automated Reaso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nomous vehicles [SR31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Autonomous vehicles)</text:p>
          </table:table-cell>
          <table:table-cell office:value-type="string" calcext:value-type="string">
            <text:p>Autonomous vehicl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Big Data Analytics [SR31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Big Data Analytics &amp; Visualisation</text:p>
          </table:table-cell>
          <table:table-cell office:value-type="string" calcext:value-type="string">
            <text:p>Data Storage and Processing</text:p>
          </table:table-cell>
          <table:table-cell office:value-type="string" calcext:value-type="string">
            <text:p>Big Data Analytic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Bioinformatics [SR32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Bioinformatics)</text:p>
          </table:table-cell>
          <table:table-cell office:value-type="string" calcext:value-type="string">
            <text:p>Bioinformatic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photonics, Nanophotonics, Microphotonics [SR32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Biophotonics, Nanophotonics, Microphotonics)</text:p>
          </table:table-cell>
          <table:table-cell office:value-type="string" calcext:value-type="string">
            <text:p>Biophotonics, Nanophotonics, Microphotonic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lockchain Technology [SR31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Blockchain Technology)</text:p>
          </table:table-cell>
          <table:table-cell office:value-type="string" calcext:value-type="string">
            <text:p>(Blockchain Technology) (Blockchain Technology)</text:p>
          </table:table-cell>
          <table:table-cell office:value-type="string" calcext:value-type="string">
            <text:p>Blockchain Technolo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IM systems [SR32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CIM systems)</text:p>
          </table:table-cell>
          <table:table-cell office:value-type="string" calcext:value-type="string">
            <text:p>CIM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Cognitive Computing [SR31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ognitive Computing)</text:p>
          </table:table-cell>
          <table:table-cell office:value-type="string" calcext:value-type="string">
            <text:p>Cognitive Computing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Computational Intelligence [SR31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Computational Intelligence)</text:p>
          </table:table-cell>
          <table:table-cell office:value-type="string" calcext:value-type="string">
            <text:p>Computational Intelligen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omputer Aided Design [SR31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Desig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Computer Aided Engineering [SR31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Engineering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Computer Aided Process Plan [SR31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Computer Aided Process Pl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Computer Aided Technology (CAx) Integrated Systems [SR32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Computer Aided Technology (CAx) Integrated Systems)</text:p>
          </table:table-cell>
          <table:table-cell office:value-type="string" calcext:value-type="string">
            <text:p>Computer Aided Technology (CAx) Integrated System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oncurrent engineering [SR32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Concurrent engineering)</text:p>
          </table:table-cell>
          <table:table-cell office:value-type="string" calcext:value-type="string">
            <text:p>Concurrent engineerin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yber-Physical Systems [SR31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Cyber-Physical Systems)</text:p>
          </table:table-cell>
          <table:table-cell office:value-type="string" calcext:value-type="string">
            <text:p>Cyber-Physical System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Decision Support Technologies [SR31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Decision Support Technologies)</text:p>
          </table:table-cell>
          <table:table-cell office:value-type="string" calcext:value-type="string">
            <text:p>Decision Support Technolog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Design for Certification / Compliance [SR32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Certification / Compliance SR[8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esign for Cost [SR32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ost)</text:p>
          </table:table-cell>
          <table:table-cell office:value-type="string" calcext:value-type="string">
            <text:p>Design for Cos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[SR32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Environment (Sustainability) [SR32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Ergonomics/ Human Factors [SR32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Life-cycle-cost-and-time [SR32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Maintainability [SR32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intainability)</text:p>
          </table:table-cell>
          <table:table-cell office:value-type="string" calcext:value-type="string">
            <text:p>Design for Maintain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Manufacturability [SR32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Reliability [SR32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sign for Safety [SR32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[SR32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8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Digital Health Services [SR31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Health Services)</text:p>
          </table:table-cell>
          <table:table-cell office:value-type="string" calcext:value-type="string">
            <text:p>Digital Health Servic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Digital Signals and Image Processing [SR32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 Signals and Image Processing)</text:p>
          </table:table-cell>
          <table:table-cell office:value-type="string" calcext:value-type="string">
            <text:p>Digital Signals and Image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Digital twins [SR31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office:value-type="string" calcext:value-type="string">
            <text:p>Augmented and Virtual Reality (Digital twins)</text:p>
          </table:table-cell>
          <table:table-cell office:value-type="string" calcext:value-type="string">
            <text:p>Digital twin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Digitalization [SR32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Digitalization)</text:p>
          </table:table-cell>
          <table:table-cell office:value-type="string" calcext:value-type="string">
            <text:p>Digitaliz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Drones [SR32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Drones)</text:p>
          </table:table-cell>
          <table:table-cell office:value-type="string" calcext:value-type="string">
            <text:p>Dron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ctro-optical Engineering [SR32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Electro-optical Engineering)</text:p>
          </table:table-cell>
          <table:table-cell office:value-type="string" calcext:value-type="string">
            <text:p>Electro-optical Enginee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Energy Management Systems [SR31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Energy System Optimisation [SR31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System Optimisation)</text:p>
          </table:table-cell>
          <table:table-cell office:value-type="string" calcext:value-type="string">
            <text:p>Energy System 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Entertainment robotics [SR32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Entertainment robotics)</text:p>
          </table:table-cell>
          <table:table-cell office:value-type="string" calcext:value-type="string">
            <text:p>Entertainment robotic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Facilities Layout [SR31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Layo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lities Location [SR31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Lo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lities Sizing [SR31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Facilities Siz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tory layout [SR31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Factory layout)</text:p>
          </table:table-cell>
          <table:table-cell office:value-type="string" calcext:value-type="string">
            <text:p>Factory layo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lexible Manufacturing [SR31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Production Systems</text:p>
          </table:table-cell>
          <table:table-cell office:value-type="string" calcext:value-type="string">
            <text:p>Flexible Manufactu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Grid Computing [SR31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Grid Technology</text:p>
          </table:table-cell>
          <table:table-cell office:value-type="string" calcext:value-type="string">
            <text:p>Grid Technology (Grid Computing)</text:p>
          </table:table-cell>
          <table:table-cell office:value-type="string" calcext:value-type="string">
            <text:p>Grid Compu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Healthmonitoring technologies [SR32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Healthmonitoring technologies)</text:p>
          </table:table-cell>
          <table:table-cell office:value-type="string" calcext:value-type="string">
            <text:p>Healthmonitoring technologi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Highly Accelerated Life Testing (HALT) [SR32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ighly Accelerated Life Testing (HALT))</text:p>
          </table:table-cell>
          <table:table-cell office:value-type="string" calcext:value-type="string">
            <text:p>Highly Accelerated Life Testing (HAL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Highly Accelerated Stress Screening (HASS) [SR32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Highly Accelerated Stress Screening (HASS))</text:p>
          </table:table-cell>
          <table:table-cell office:value-type="string" calcext:value-type="string">
            <text:p>Highly Accelerated Stress Screening (HAS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Image Analysis [SR31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Analysis)</text:p>
          </table:table-cell>
          <table:table-cell office:value-type="string" calcext:value-type="string">
            <text:p>Image Analys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Image Processing [SR31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mage Processing)</text:p>
          </table:table-cell>
          <table:table-cell office:value-type="string" calcext:value-type="string">
            <text:p>Image Process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 Big Data [SR31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Big Data)</text:p>
          </table:table-cell>
          <table:table-cell office:value-type="string" calcext:value-type="string">
            <text:p>Industrial Big Dat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Industrial Internet of Things [SR31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office:value-type="string" calcext:value-type="string">
            <text:p>Industry 4.0 (Industrial Internet of Things)</text:p>
          </table:table-cell>
          <table:table-cell office:value-type="string" calcext:value-type="string">
            <text:p>Industrial Internet of Thing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dustrial robots [SR32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Industrial robots)</text:p>
          </table:table-cell>
          <table:table-cell office:value-type="string" calcext:value-type="string">
            <text:p>Industrial robo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Industrie 4.0 [SR31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Industrie 4.0)</text:p>
          </table:table-cell>
          <table:table-cell office:value-type="string" calcext:value-type="string">
            <text:p>Industrie 4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dustry 4.0 (Cloud Computing) [SR31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dustry 4.0</text:p>
          </table:table-cell>
          <table:table-cell table:number-columns-repeated="2" office:value-type="string" calcext:value-type="string">
            <text:p>Industry 4.0 (Cloud Computing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jection Moulding [SR31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Polymer Processing</text:p>
          </table:table-cell>
          <table:table-cell office:value-type="string" calcext:value-type="string">
            <text:p>Injection Mould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Intelligent Maintenance Systems [SR31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Intelligent Maintenance Systems)</text:p>
          </table:table-cell>
          <table:table-cell office:value-type="string" calcext:value-type="string">
            <text:p>Intelligent Maintenance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lligent manufacturing systems equipment [SR31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Intelligent manufacturing systems equipment)</text:p>
          </table:table-cell>
          <table:table-cell office:value-type="string" calcext:value-type="string">
            <text:p>Intelligent manufacturing systems equip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Interoperability Technology [SR31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(Interoperability Technology)</text:p>
          </table:table-cell>
          <table:table-cell office:value-type="string" calcext:value-type="string">
            <text:p>(Interoperability Technology) (Interoperability Technology)</text:p>
          </table:table-cell>
          <table:table-cell office:value-type="string" calcext:value-type="string">
            <text:p>Interoperability Technolo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IoT software and solutions - Information of everything [SR32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T (IoT software and solutions - Information of everything)</text:p>
          </table:table-cell>
          <table:table-cell office:value-type="string" calcext:value-type="string">
            <text:p>IoT software and solutions - Information of everyth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oT software and solutions - Internet of things [SR32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oT (IoT software and solutions - Internet of things)</text:p>
          </table:table-cell>
          <table:table-cell office:value-type="string" calcext:value-type="string">
            <text:p>IoT software and solutions - Internet of thing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ife Cycle Analysis [SR32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Life Cycle Analysis)</text:p>
          </table:table-cell>
          <table:table-cell office:value-type="string" calcext:value-type="string">
            <text:p>Life Cycle Analys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hine Control [SR31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Execution Systems</text:p>
          </table:table-cell>
          <table:table-cell office:value-type="string" calcext:value-type="string">
            <text:p>Machine Control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Machine Learning [SR32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patial Analytics</text:p>
          </table:table-cell>
          <table:table-cell office:value-type="string" calcext:value-type="string">
            <text:p>Spatial Analytics (Machine Learning)</text:p>
          </table:table-cell>
          <table:table-cell office:value-type="string" calcext:value-type="string">
            <text:p>Machine Lear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Material handling [SR31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Material handl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hanical machining [SR31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Material removal</text:p>
          </table:table-cell>
          <table:table-cell office:value-type="string" calcext:value-type="string">
            <text:p>Mechanical machinin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Modelling and Simulation [SR32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odelling and Simulation)</text:p>
          </table:table-cell>
          <table:table-cell office:value-type="string" calcext:value-type="string">
            <text:p>Modelling and Simul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industrial applications [SR31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lant and facilities engineering [SR31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Facilities Engineering)</text:p>
          </table:table-cell>
          <table:table-cell office:value-type="string" calcext:value-type="string">
            <text:p>Facilities Engineering</text:p>
          </table:table-cell>
          <table:table-cell office:value-type="string" calcext:value-type="string">
            <text:p>Plant and facilities engineer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t Simulation [SR32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lant Simulation)</text:p>
          </table:table-cell>
          <table:table-cell office:value-type="string" calcext:value-type="string">
            <text:p>Plant 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ictive Engineering Analytics [SR31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Predictive Engineering Analytics)</text:p>
          </table:table-cell>
          <table:table-cell office:value-type="string" calcext:value-type="string">
            <text:p>Predictive Engineering Analytic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 Control [SR31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Execution Systems</text:p>
          </table:table-cell>
          <table:table-cell office:value-type="string" calcext:value-type="string">
            <text:p>Process Control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Product Lifecycle Management [SR32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Product Lifecycle Management)</text:p>
          </table:table-cell>
          <table:table-cell office:value-type="string" calcext:value-type="string">
            <text:p>Product Lifecycle Managemen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Product Simulation and Prototyping [SR31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Engineering Systems</text:p>
          </table:table-cell>
          <table:table-cell office:value-type="string" calcext:value-type="string">
            <text:p>Product Simulation and Prototyping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Prototyping (virtual/digital &amp; physical) [SR32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Prototyping or Pilot Plant Scale-up [SR32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al Time Information Management Systems [SR31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Decision Support</text:p>
          </table:table-cell>
          <table:table-cell office:value-type="string" calcext:value-type="string">
            <text:p>Decision Support (Real Time Information Management Systems)</text:p>
          </table:table-cell>
          <table:table-cell office:value-type="string" calcext:value-type="string">
            <text:p>Real Time Information Management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Reverse engineering [SR32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Tools and Techniques</text:p>
          </table:table-cell>
          <table:table-cell office:value-type="string" calcext:value-type="string">
            <text:p>Tools and Techniques (Reverse engineering)</text:p>
          </table:table-cell>
          <table:table-cell office:value-type="string" calcext:value-type="string">
            <text:p>Reverse enginee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Robotics Control [SR31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Execution Systems</text:p>
          </table:table-cell>
          <table:table-cell office:value-type="string" calcext:value-type="string">
            <text:p>Robotics Contro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mart agriculture systems [SR31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mart agriculture systems)</text:p>
          </table:table-cell>
          <table:table-cell office:value-type="string" calcext:value-type="string">
            <text:p>Smart agriculture system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mart home [SR32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Smart home)</text:p>
          </table:table-cell>
          <table:table-cell office:value-type="string" calcext:value-type="string">
            <text:p>Smart ho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mart machines [SR31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rtificial Intelligence/Cognitive Technologies</text:p>
          </table:table-cell>
          <table:table-cell office:value-type="string" calcext:value-type="string">
            <text:p>Artificial Intelligence/Cognitive Technologies (Smart machines)</text:p>
          </table:table-cell>
          <table:table-cell office:value-type="string" calcext:value-type="string">
            <text:p>Smart machi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Smart manufacturing [SR31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Smart manufacturing)</text:p>
          </table:table-cell>
          <table:table-cell office:value-type="string" calcext:value-type="string">
            <text:p>Smart manufacturi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System design [SR32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ystem design SR[8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Systems engineering (SE) - Model-based [SR32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ystems engineering (SE) - Model-based SR[8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elematics [SR32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Informatics</text:p>
          </table:table-cell>
          <table:table-cell office:value-type="string" calcext:value-type="string">
            <text:p>Informatics (Telematics)</text:p>
          </table:table-cell>
          <table:table-cell office:value-type="string" calcext:value-type="string">
            <text:p>Telematic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Trade-off analysis [SR32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Trade-off analysis)</text:p>
          </table:table-cell>
          <table:table-cell office:value-type="string" calcext:value-type="string">
            <text:p>Trade-off analys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Water management [SR31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edical Devices - Synoptics</text:p>
          </table:table-cell>
          <table:table-cell office:value-type="string" calcext:value-type="string">
            <text:p>PROU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Biophotonics, Nanophotonics, Microphotonics [SR32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Biophotonics, Nanophotonics, Microphotonics)</text:p>
          </table:table-cell>
          <table:table-cell office:value-type="string" calcext:value-type="string">
            <text:p>Biophotonics, Nanophotonics, Microphotonic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Fabrication of nano structure and materials: Nano films, Nano-bubbles, Nano-droplets, Nano fluids [SR32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Fabrication of nano structure and materials: Nano films, Nano-bubbles, Nano-droplets, Nano fluids)</text:p>
          </table:table-cell>
          <table:table-cell office:value-type="string" calcext:value-type="string">
            <text:p>Fabrication of nano structure and materials: Nano films, Nano-bubbles, Nano-droplets, Nano flui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Intelligent manufacturing systems equipment [SR32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Intelligent manufacturing systems equipment)</text:p>
          </table:table-cell>
          <table:table-cell office:value-type="string" calcext:value-type="string">
            <text:p>Intelligent manufacturing systems equip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Microfabrication [SR32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Microfabrication)</text:p>
          </table:table-cell>
          <table:table-cell office:value-type="string" calcext:value-type="string">
            <text:p>Microfabric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Microfluidics [SR32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Microfluidics)</text:p>
          </table:table-cell>
          <table:table-cell office:value-type="string" calcext:value-type="string">
            <text:p>Microfluidic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Nanodevices [SR32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Nanodevices)</text:p>
          </table:table-cell>
          <table:table-cell office:value-type="string" calcext:value-type="string">
            <text:p>Nanodevices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ew developments in micro/nano scale processes [SR32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New developments in micro/nano scale processes)</text:p>
          </table:table-cell>
          <table:table-cell office:value-type="string" calcext:value-type="string">
            <text:p>New developments in micro/nano scale process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ew industrial applications [SR32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ew industrial applications)</text:p>
          </table:table-cell>
          <table:table-cell office:value-type="string" calcext:value-type="string">
            <text:p>New industrial applicatio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on-traditional manufacturing processes [SR32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n-traditional manufacturing processes)</text:p>
          </table:table-cell>
          <table:table-cell office:value-type="string" calcext:value-type="string">
            <text:p>non-traditional manufacturing process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ovel manufacturing methods [SR32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Novel manufacturing methods)</text:p>
          </table:table-cell>
          <table:table-cell office:value-type="string" calcext:value-type="string">
            <text:p>Novel manufacturing metho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Prototyping or Pilot Plant Scale-up [SR32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Prototyping or Pilot Plant Scale-up)</text:p>
          </table:table-cell>
          <table:table-cell office:value-type="string" calcext:value-type="string">
            <text:p>Prototyping or Pilot Plant Scale-u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Remediation technologies [SR32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art manufacturing [SR32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Mechatronics &amp; Micro Manufacturing</text:p>
          </table:table-cell>
          <table:table-cell office:value-type="string" calcext:value-type="string">
            <text:p>Micro Manufacturing</text:p>
          </table:table-cell>
          <table:table-cell office:value-type="string" calcext:value-type="string">
            <text:p>KLAND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Smart manufacturing)</text:p>
          </table:table-cell>
          <table:table-cell office:value-type="string" calcext:value-type="string">
            <text:p>Smart manufactur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Testing &amp; Characterisation SR[4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Characterization Facility</text:p>
          </table:table-cell>
          <table:table-cell office:value-type="string" calcext:value-type="string">
            <text:p>GMHLONGO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Testing &amp; Characterisation)</text:p>
          </table:table-cell>
          <table:table-cell office:value-type="string" calcext:value-type="string">
            <text:p>Testing &amp; Characterisat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Anode nanocatalysts, Cathode nanocatalysts [SR30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rous support materials</text:p>
          </table:table-cell>
          <table:table-cell office:value-type="string" calcext:value-type="string">
            <text:p>Porous support materials <text:s text:c="2"/>(Anode nanocatalysts, Cathode nanocatalysts)</text:p>
          </table:table-cell>
          <table:table-cell office:value-type="string" calcext:value-type="string">
            <text:p>Anode nanocatalysts, Cathode nanocatalys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Biorefinery [SR30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Biorefinery)</text:p>
          </table:table-cell>
          <table:table-cell office:value-type="string" calcext:value-type="string">
            <text:p>Biorefine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hemical Production and Energy Generation [26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Nanocatalysis (Metal Nanocatalysts)</text:p>
          </table:table-cell>
          <table:table-cell office:value-type="string" calcext:value-type="string">
            <text:p>Chemical Production and Energy Genera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hemical Products Formulation Intermediates [26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enewable Green Bio-chemicals</text:p>
          </table:table-cell>
          <table:table-cell office:value-type="string" calcext:value-type="string">
            <text:p>Fine and Speciality Chemicals</text:p>
          </table:table-cell>
          <table:table-cell office:value-type="string" calcext:value-type="string">
            <text:p>Chemical Products Formulation Intermediat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omposites - Bio [SR30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Bio)</text:p>
          </table:table-cell>
          <table:table-cell office:value-type="string" calcext:value-type="string">
            <text:p>Composites - B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Lignin [SR30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Lignin)</text:p>
          </table:table-cell>
          <table:table-cell office:value-type="string" calcext:value-type="string">
            <text:p>Li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Nano-structure Synthesis [SR30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-structure Synthesis)</text:p>
          </table:table-cell>
          <table:table-cell office:value-type="string" calcext:value-type="string">
            <text:p>Nano-structure Synthes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Plastic Materials [SR30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hemical Products</text:p>
          </table:table-cell>
          <table:table-cell office:value-type="string" calcext:value-type="string">
            <text:p>Chemical Products <text:s/>(Plastic Materials)</text:p>
          </table:table-cell>
          <table:table-cell office:value-type="string" calcext:value-type="string">
            <text:p>Plastic Material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Polymers - Biobased [SR30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Biobased)</text:p>
          </table:table-cell>
          <table:table-cell office:value-type="string" calcext:value-type="string">
            <text:p>Polymers - Biobas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Polymers - Biopolymers [SR30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catalysis</text:p>
          </table:table-cell>
          <table:table-cell office:value-type="string" calcext:value-type="string">
            <text:p>PMAKGWAN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Biopolymers)</text:p>
          </table:table-cell>
          <table:table-cell office:value-type="string" calcext:value-type="string">
            <text:p>Polymers - Biopolym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Calcium Carbonate Synthesis SR[24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(Calcium Carbonate Synthesis)</text:p>
          </table:table-cell>
          <table:table-cell office:value-type="string" calcext:value-type="string">
            <text:p>(Calcium Carbonate Synthesis) (Calcium Carbonate Synthesis)</text:p>
          </table:table-cell>
          <table:table-cell office:value-type="string" calcext:value-type="string">
            <text:p>Calcium Carbonate Synthe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ompounding SR[24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Polymer Processing</text:p>
          </table:table-cell>
          <table:table-cell office:value-type="string" calcext:value-type="string">
            <text:p>Compoun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ilm Forming SR[24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Polymer Processing</text:p>
          </table:table-cell>
          <table:table-cell office:value-type="string" calcext:value-type="string">
            <text:p>Film For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Gypsum Conversion SR[24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(Gypsum Conversion)</text:p>
          </table:table-cell>
          <table:table-cell office:value-type="string" calcext:value-type="string">
            <text:p>(Gypsum Conversion) (Gypsum Conversion)</text:p>
          </table:table-cell>
          <table:table-cell office:value-type="string" calcext:value-type="string">
            <text:p>Gypsum Conver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jection Moulding SR[24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Polymer Processing</text:p>
          </table:table-cell>
          <table:table-cell office:value-type="string" calcext:value-type="string">
            <text:p>Injection Mould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o-structure Scale-up SR[24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-structure Scale-up)</text:p>
          </table:table-cell>
          <table:table-cell office:value-type="string" calcext:value-type="string">
            <text:p>Nano-structure Scale-u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Nano-structure Synthesis SR[24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-structure Synthesis)</text:p>
          </table:table-cell>
          <table:table-cell office:value-type="string" calcext:value-type="string">
            <text:p>Nano-structure Synthe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Nanocomposites SR[22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nocomposites)</text:p>
          </table:table-cell>
          <table:table-cell office:value-type="string" calcext:value-type="string">
            <text:p>Nanocomposit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anomaterials in Cosmetics SR[24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materials in Cosmetics)</text:p>
          </table:table-cell>
          <table:table-cell office:value-type="string" calcext:value-type="string">
            <text:p>Nanomaterials in Cosme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Nanotechnology Safety SR[24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technology Safety)</text:p>
          </table:table-cell>
          <table:table-cell office:value-type="string" calcext:value-type="string">
            <text:p>Nanotechnology Safe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olymer Testing and Characterisation SR[24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eramics and polymers</text:p>
          </table:table-cell>
          <table:table-cell office:value-type="string" calcext:value-type="string">
            <text:p>Polymer Testing and Characteris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Product Formulation (Recipe) SR[22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Product Formulation (Recipe))</text:p>
          </table:table-cell>
          <table:table-cell office:value-type="string" calcext:value-type="string">
            <text:p>Product Formulation (Recip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Synthesis and Scale-up SR[24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Nanomaterials</text:p>
          </table:table-cell>
          <table:table-cell office:value-type="string" calcext:value-type="string">
            <text:p>Synthesis and Scale-u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Testing &amp; Characterisation SR[22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material Ind Dev Prog</text:p>
          </table:table-cell>
          <table:table-cell office:value-type="string" calcext:value-type="string">
            <text:p>MRSCRIB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Testing &amp; Characterisation)</text:p>
          </table:table-cell>
          <table:table-cell office:value-type="string" calcext:value-type="string">
            <text:p>Testing &amp; Characteris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hemical Sensors [26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Sensing application</text:p>
          </table:table-cell>
          <table:table-cell office:value-type="string" calcext:value-type="string">
            <text:p>DMOTAU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Chemical)</text:p>
          </table:table-cell>
          <table:table-cell office:value-type="string" calcext:value-type="string">
            <text:p>Chemical Sens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Nano [SR30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Sensing application</text:p>
          </table:table-cell>
          <table:table-cell office:value-type="string" calcext:value-type="string">
            <text:p>DMOTAU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no)</text:p>
          </table:table-cell>
          <table:table-cell office:value-type="string" calcext:value-type="string">
            <text:p>Na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New Energetic Materials [SR30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Sensing application</text:p>
          </table:table-cell>
          <table:table-cell office:value-type="string" calcext:value-type="string">
            <text:p>DMOTAUNG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Structural Materials</text:p>
          </table:table-cell>
          <table:table-cell office:value-type="string" calcext:value-type="string">
            <text:p>Structural Materials <text:s/>(New Energetic Materials)</text:p>
          </table:table-cell>
          <table:table-cell office:value-type="string" calcext:value-type="string">
            <text:p>New Energetic Materi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Nano-structure Scale-up [33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Micro- and Nano-technologies (Nano-structure Scale-up)</text:p>
          </table:table-cell>
          <table:table-cell office:value-type="string" calcext:value-type="string">
            <text:p>Nano-structure Scale-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anocomposites [33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nocomposites)</text:p>
          </table:table-cell>
          <table:table-cell office:value-type="string" calcext:value-type="string">
            <text:p>Nanocomposit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Remediation technologies [33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ynthesis and Scale-up [33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-technologies</text:p>
          </table:table-cell>
          <table:table-cell office:value-type="string" calcext:value-type="string">
            <text:p>Nanomaterials</text:p>
          </table:table-cell>
          <table:table-cell office:value-type="string" calcext:value-type="string">
            <text:p>Synthesis and Scale-u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echnology development for industrial effluent [33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Technology development for industrial efflu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echnology development for mine water [33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Technology development for mine wa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esting &amp; Characterisation [33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National Centre For Nano-Structured Materiels (NCNSM)</text:p>
          </table:table-cell>
          <table:table-cell office:value-type="string" calcext:value-type="string">
            <text:p>Nanostructures for water remediation</text:p>
          </table:table-cell>
          <table:table-cell office:value-type="string" calcext:value-type="string">
            <text:p>AMAI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Micro- and Nano technologies</text:p>
          </table:table-cell>
          <table:table-cell office:value-type="string" calcext:value-type="string">
            <text:p>Micro- and Nano technologies (Testing &amp; Characterisation)</text:p>
          </table:table-cell>
          <table:table-cell office:value-type="string" calcext:value-type="string">
            <text:p>Testing &amp; Characteris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eramics and polymers SR[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Encapsulation And Delivery</text:p>
          </table:table-cell>
          <table:table-cell office:value-type="string" calcext:value-type="string">
            <text:p>ACHETT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Ceramics and polymers)</text:p>
          </table:table-cell>
          <table:table-cell office:value-type="string" calcext:value-type="string">
            <text:p>Ceramics and polym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Remediation technologies SR[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Encapsulation And Delivery</text:p>
          </table:table-cell>
          <table:table-cell office:value-type="string" calcext:value-type="string">
            <text:p>ACHETT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666666667" calcext:value-type="float">
            <text:p>3.1666666667</text:p>
          </table:table-cell>
        </table:table-row>
        <table:table-row table:style-name="ro1">
          <table:table-cell office:value-type="string" calcext:value-type="string">
            <text:p>Bio-materials SR[8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Composite Materials and Technologies</text:p>
          </table:table-cell>
          <table:table-cell office:value-type="string" calcext:value-type="string">
            <text:p>Composite Materials and Technologies (Bio-materials)</text:p>
          </table:table-cell>
          <table:table-cell office:value-type="string" calcext:value-type="string">
            <text:p>Bio-materia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ellulose SR[8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Cellulose)</text:p>
          </table:table-cell>
          <table:table-cell office:value-type="string" calcext:value-type="string">
            <text:p>Cellulo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Composites - Bio SR[8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Bio)</text:p>
          </table:table-cell>
          <table:table-cell office:value-type="string" calcext:value-type="string">
            <text:p>Composites - Bi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omposites - Biobased SR[8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Biobased)</text:p>
          </table:table-cell>
          <table:table-cell office:value-type="string" calcext:value-type="string">
            <text:p>Composites - Bio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Concept development SR[8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Lignin SR[8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Lignin)</text:p>
          </table:table-cell>
          <table:table-cell office:value-type="string" calcext:value-type="string">
            <text:p>Lign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Mechanical &amp; Material Testing &amp; Characterisation SR[8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Nanocomposites SR[9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nocomposites)</text:p>
          </table:table-cell>
          <table:table-cell office:value-type="string" calcext:value-type="string">
            <text:p>Nanocomposit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Natural fibre based SR[8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tural fibre based)</text:p>
          </table:table-cell>
          <table:table-cell office:value-type="string" calcext:value-type="string">
            <text:p>Natural fibre bas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Natural polymers (Cellulose-based/Protein-based) SR[9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tural polymers (Cellulose-based/Protein-based))</text:p>
          </table:table-cell>
          <table:table-cell office:value-type="string" calcext:value-type="string">
            <text:p>Natural polymers (Cellulose-based/Protein-based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Pilot production SR[8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Textiles SR[8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Polymers &amp; Composites</text:p>
          </table:table-cell>
          <table:table-cell office:value-type="string" calcext:value-type="string">
            <text:p>Non-Woven &amp; Composites</text:p>
          </table:table-cell>
          <table:table-cell office:value-type="string" calcext:value-type="string">
            <text:p>SBLOUW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Textiles)</text:p>
          </table:table-cell>
          <table:table-cell office:value-type="string" calcext:value-type="string">
            <text:p>Texti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ugmented and Virtual Reality (Augmented reality) SR[20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ing/moulding SR[20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table:number-columns-repeated="2" office:value-type="string" calcext:value-type="string">
            <text:p>Casting/mould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eramics <text:s/>(Piezoelectric) SR[20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table:number-columns-repeated="2" office:value-type="string" calcext:value-type="string">
            <text:p>Ceramics <text:s/>(Piezoelectri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20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Design for Certification / Compliance SR[20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0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sign for Ergonomics/ Human Factors SR[20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nufacturability SR[20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Reliability SR[20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Safety SR[20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Design for Test SR[20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0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EA SR[20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sibility SR[20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l Scale, Field Evaluation SR[20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unction analysis SR[20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Destructive Inspection / Test SR[20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olymer-ceramic 1-3 SR[20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Polymer-ceramic 1-3)</text:p>
          </table:table-cell>
          <table:table-cell office:value-type="string" calcext:value-type="string">
            <text:p>Polymer-ceramic 1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owder processing SR[20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Powder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totyping (virtual/digital &amp; physical) SR[20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Quality engineering techniques, sampling/auditing/inspection and tools SR[20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engineering techniques, sampling/auditing/inspection and 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Quality management Change and configuration management SR[20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Change and configuration manage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Requirements management SR[20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onar Systems SR[24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Sonar Systems)</text:p>
          </table:table-cell>
          <table:table-cell office:value-type="string" calcext:value-type="string">
            <text:p>Sonar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System design SR[20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Systems engineering (SE) - Model-based SR[20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Electro-Optic Sensing &amp; Image</text:p>
          </table:table-cell>
          <table:table-cell office:value-type="string" calcext:value-type="string">
            <text:p>ECOX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ugmented and Virtual Reality (Augmented reality) SR[20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ing/moulding SR[20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table:number-columns-repeated="2" office:value-type="string" calcext:value-type="string">
            <text:p>Casting/mould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eramics <text:s/>(Piezoelectric) SR[20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table:number-columns-repeated="2" office:value-type="string" calcext:value-type="string">
            <text:p>Ceramics <text:s/>(Piezoelectri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20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Design for Certification / Compliance SR[20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0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sign for Ergonomics/ Human Factors SR[20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nufacturability SR[20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Reliability SR[20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Safety SR[20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Design for Test SR[20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0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EA SR[20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sibility SR[20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l Scale, Field Evaluation SR[20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unction analysis SR[20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Destructive Inspection / Test SR[20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olymer-ceramic 1-3 SR[20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Polymer-ceramic 1-3)</text:p>
          </table:table-cell>
          <table:table-cell office:value-type="string" calcext:value-type="string">
            <text:p>Polymer-ceramic 1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owder processing SR[20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Powder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totyping (virtual/digital &amp; physical) SR[20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Quality engineering techniques, sampling/auditing/inspection and tools SR[20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engineering techniques, sampling/auditing/inspection and 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Quality management Change and configuration management SR[20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Change and configuration manage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Requirements management SR[20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ystem design SR[20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Systems engineering (SE) - Model-based SR[20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ensor Manufacturing</text:p>
          </table:table-cell>
          <table:table-cell office:value-type="string" calcext:value-type="string">
            <text:p>JLEHMAN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ugmented and Virtual Reality (Augmented reality) SR[20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ing/moulding SR[20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table:number-columns-repeated="2" office:value-type="string" calcext:value-type="string">
            <text:p>Casting/mould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eramics <text:s/>(Piezoelectric) SR[20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table:number-columns-repeated="2" office:value-type="string" calcext:value-type="string">
            <text:p>Ceramics <text:s/>(Piezoelectri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20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Design for Certification / Compliance SR[20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0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sign for Ergonomics/ Human Factors SR[20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nufacturability SR[20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Reliability SR[20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Safety SR[20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Design for Test SR[20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0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Electro-optical Engineering SR[24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Electro-optical Engineering)</text:p>
          </table:table-cell>
          <table:table-cell office:value-type="string" calcext:value-type="string">
            <text:p>Electro-optical Engineer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FEA SR[20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sibility SR[20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l Scale, Field Evaluation SR[20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unction analysis SR[20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Destructive Inspection / Test SR[20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olymer-ceramic 1-3 SR[21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Polymer-ceramic 1-3)</text:p>
          </table:table-cell>
          <table:table-cell office:value-type="string" calcext:value-type="string">
            <text:p>Polymer-ceramic 1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owder processing SR[21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Powder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totyping (virtual/digital &amp; physical) SR[21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Quality engineering techniques, sampling/auditing/inspection and tools SR[21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engineering techniques, sampling/auditing/inspection and 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Quality management Change and configuration management SR[21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Change and configuration manage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Requirements management SR[21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ystem design SR[21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Systems engineering (SE) - Model-based SR[21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Ultrasonic Transducers SR[24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mart Structures</text:p>
          </table:table-cell>
          <table:table-cell office:value-type="string" calcext:value-type="string">
            <text:p>PLOVEDAY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Ultrasonic Transducers)</text:p>
          </table:table-cell>
          <table:table-cell office:value-type="string" calcext:value-type="string">
            <text:p>Ultrasonic Transduc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Augmented and Virtual Reality (Augmented reality) SR[20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Augmented and Virtual Reality</text:p>
          </table:table-cell>
          <table:table-cell table:number-columns-repeated="2" office:value-type="string" calcext:value-type="string">
            <text:p>Augmented and Virtual Reality (Augmented reality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ting/moulding SR[20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table:number-columns-repeated="2" office:value-type="string" calcext:value-type="string">
            <text:p>Casting/mould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eramics <text:s/>(Piezoelectric) SR[20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table:number-columns-repeated="2" office:value-type="string" calcext:value-type="string">
            <text:p>Ceramics <text:s/>(Piezoelectric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ept development SR[20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Concept development)</text:p>
          </table:table-cell>
          <table:table-cell office:value-type="string" calcext:value-type="string">
            <text:p>Concept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Design for Certification / Compliance SR[20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esign for Electromagnetic Interference &amp; Compatibility (EMI &amp; EMC) SR[20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lectromagnetic Interference &amp; Compatibility (EMI &amp; EMC))</text:p>
          </table:table-cell>
          <table:table-cell office:value-type="string" calcext:value-type="string">
            <text:p>Design for Electromagnetic Interference &amp; Compatibility (EMI &amp; EMC)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sign for Ergonomics/ Human Factors SR[20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nufacturability SR[20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Reliability SR[20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Reliability)</text:p>
          </table:table-cell>
          <table:table-cell office:value-type="string" calcext:value-type="string">
            <text:p>Design for Reliabil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for Safety SR[20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Safety)</text:p>
          </table:table-cell>
          <table:table-cell office:value-type="string" calcext:value-type="string">
            <text:p>Design for Safe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8571428571" calcext:value-type="float">
            <text:p>1.8571428571</text:p>
          </table:table-cell>
        </table:table-row>
        <table:table-row table:style-name="ro1">
          <table:table-cell office:value-type="string" calcext:value-type="string">
            <text:p>Design for Test SR[20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Test)</text:p>
          </table:table-cell>
          <table:table-cell office:value-type="string" calcext:value-type="string">
            <text:p>Design for Te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ailed design (All disciplines eg mechanical, electrical, electronic, software, material, process, etc) SR[20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tailed design (All disciplines eg mechanical, electrical, electronic, software, material, process, etc))</text:p>
          </table:table-cell>
          <table:table-cell office:value-type="string" calcext:value-type="string">
            <text:p>Detailed design (All disciplines eg mechanical, electrical, electronic, software, material, process, etc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Electro-optical Engineering SR[24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Electro-optical Engineering)</text:p>
          </table:table-cell>
          <table:table-cell office:value-type="string" calcext:value-type="string">
            <text:p>Electro-optical Engineer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FEA SR[20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EA)</text:p>
          </table:table-cell>
          <table:table-cell office:value-type="string" calcext:value-type="string">
            <text:p>FE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sibility SR[20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easibility)</text:p>
          </table:table-cell>
          <table:table-cell office:value-type="string" calcext:value-type="string">
            <text:p>Feasibil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l Scale, Field Evaluation SR[20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Full Scale, Field Evaluation)</text:p>
          </table:table-cell>
          <table:table-cell office:value-type="string" calcext:value-type="string">
            <text:p>Full Scale, Field Evalu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Function analysis SR[20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Function analysis)</text:p>
          </table:table-cell>
          <table:table-cell office:value-type="string" calcext:value-type="string">
            <text:p>Function analy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-Destructive Inspection / Test SR[20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Non-Destructive Inspection / Test)</text:p>
          </table:table-cell>
          <table:table-cell office:value-type="string" calcext:value-type="string">
            <text:p>Non-Destructive Inspection / Te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olymer-ceramic 1-3 SR[20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Polymer-ceramic 1-3)</text:p>
          </table:table-cell>
          <table:table-cell office:value-type="string" calcext:value-type="string">
            <text:p>Polymer-ceramic 1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owder processing SR[20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Powder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totyping (virtual/digital &amp; physical) SR[20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Prototyping (virtual/digital &amp; physical))</text:p>
          </table:table-cell>
          <table:table-cell office:value-type="string" calcext:value-type="string">
            <text:p>Prototyping (virtual/digital &amp; physical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Quality engineering techniques, sampling/auditing/inspection and tools SR[20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engineering techniques, sampling/auditing/inspection and 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571428571" calcext:value-type="float">
            <text:p>2.8571428571</text:p>
          </table:table-cell>
        </table:table-row>
        <table:table-row table:style-name="ro1">
          <table:table-cell office:value-type="string" calcext:value-type="string">
            <text:p>Quality management Change and configuration management SR[20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Change and configuration manage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Requirements management SR[20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Requirements management)</text:p>
          </table:table-cell>
          <table:table-cell office:value-type="string" calcext:value-type="string">
            <text:p>Requirements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System design SR[20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System design)</text:p>
          </table:table-cell>
          <table:table-cell office:value-type="string" calcext:value-type="string">
            <text:p>System desig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Systems engineering (SE) - Model-based SR[20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Ultrasonic Transducers SR[24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Sensor Science &amp; Technology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KNIC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Sensor Engineering</text:p>
          </table:table-cell>
          <table:table-cell office:value-type="string" calcext:value-type="string">
            <text:p>Sensor Engineering (Ultrasonic Transducers)</text:p>
          </table:table-cell>
          <table:table-cell office:value-type="string" calcext:value-type="string">
            <text:p>Ultrasonic Transduce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51:33.284162094</meta:creation-date>
    <dc:date>2017-12-13T10:51:46.145994774</dc:date>
    <meta:editing-duration>PT13S</meta:editing-duration>
    <meta:editing-cycles>1</meta:editing-cycles>
    <meta:document-statistic meta:table-count="1" meta:cell-count="9048" meta:object-count="0"/>
    <meta:generator>LibreOffice/5.1.6.2$Linux_X86_64 LibreOffice_project/10m0$Build-2</meta:generator>
  </office:meta>
</office:document-meta>
</file>